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ální"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Normální" style:family="paragraph">
      <style:text-properties fo:font-weight="bold" style:font-weight-asian="bold" style:font-weight-complex="bold"/>
    </style:style>
    <style:style style:name="P3" style:parent-style-name="Odstavecseseznamem" style:list-style-name="LFO1" style:family="paragraph"/>
    <style:style style:name="T4" style:parent-style-name="Standardnípísmoodstavce" style:family="text">
      <style:text-properties fo:font-weight="bold" style:font-weight-asian="bold" style:font-weight-complex="bold"/>
    </style:style>
    <style:style style:name="T5" style:parent-style-name="Standardnípísmoodstavce" style:family="text">
      <style:text-properties fo:font-weight="bold" style:font-weight-asian="bold" style:font-weight-complex="bold"/>
    </style:style>
    <style:style style:name="T6" style:parent-style-name="Standardnípísmoodstavce" style:family="text">
      <style:text-properties fo:font-weight="bold" style:font-weight-asian="bold" style:font-weight-complex="bold"/>
    </style:style>
    <style:style style:name="T7" style:parent-style-name="Standardnípísmoodstavce" style:family="text">
      <style:text-properties fo:font-weight="bold" style:font-weight-asian="bold" style:font-weight-complex="bold"/>
    </style:style>
    <style:style style:name="P8" style:parent-style-name="Odstavecseseznamem" style:family="paragraph">
      <style:paragraph-properties fo:margin-left="0.25in">
        <style:tab-stops/>
      </style:paragraph-properties>
    </style:style>
    <style:style style:name="P9" style:parent-style-name="Odstavecseseznamem" style:family="paragraph">
      <style:paragraph-properties fo:margin-left="0.25in">
        <style:tab-stops/>
      </style:paragraph-properties>
    </style:style>
    <style:style style:name="P10" style:parent-style-name="Odstavecseseznamem" style:family="paragraph">
      <style:paragraph-properties fo:margin-left="0.25in">
        <style:tab-stops/>
      </style:paragraph-properties>
    </style:style>
    <style:style style:name="P11" style:parent-style-name="Odstavecseseznamem" style:family="paragraph">
      <style:paragraph-properties fo:margin-left="0.25in">
        <style:tab-stops/>
      </style:paragraph-properties>
    </style:style>
    <style:style style:name="P12" style:parent-style-name="Odstavecseseznamem" style:family="paragraph">
      <style:paragraph-properties fo:margin-left="0.25in">
        <style:tab-stops/>
      </style:paragraph-properties>
    </style:style>
    <style:style style:name="P13" style:parent-style-name="Odstavecseseznamem" style:family="paragraph">
      <style:paragraph-properties fo:margin-left="0.25in">
        <style:tab-stops/>
      </style:paragraph-properties>
    </style:style>
    <style:style style:name="P14" style:parent-style-name="Odstavecseseznamem" style:family="paragraph">
      <style:paragraph-properties fo:margin-left="0.25in">
        <style:tab-stops/>
      </style:paragraph-properties>
    </style:style>
    <style:style style:name="P15" style:parent-style-name="Odstavecseseznamem" style:family="paragraph">
      <style:paragraph-properties fo:margin-left="0.25in">
        <style:tab-stops/>
      </style:paragraph-properties>
    </style:style>
    <style:style style:name="P16" style:parent-style-name="Odstavecseseznamem" style:family="paragraph">
      <style:paragraph-properties fo:margin-left="0.25in">
        <style:tab-stops/>
      </style:paragraph-properties>
    </style:style>
    <style:style style:name="P17" style:parent-style-name="Odstavecseseznamem" style:family="paragraph">
      <style:paragraph-properties fo:margin-left="0.25in">
        <style:tab-stops/>
      </style:paragraph-properties>
    </style:style>
    <style:style style:name="P18" style:parent-style-name="Odstavecseseznamem" style:list-style-name="LFO1" style:family="paragraph">
      <style:text-properties fo:font-weight="bold" style:font-weight-asian="bold" style:font-weight-complex="bold"/>
    </style:style>
    <style:style style:name="P19" style:parent-style-name="Odstavecseseznamem" style:family="paragraph">
      <style:paragraph-properties fo:margin-left="0.25in">
        <style:tab-stops/>
      </style:paragraph-properties>
    </style:style>
    <style:style style:name="P20" style:parent-style-name="Odstavecseseznamem" style:family="paragraph">
      <style:paragraph-properties fo:margin-left="0.25in">
        <style:tab-stops/>
      </style:paragraph-properties>
    </style:style>
    <style:style style:name="P21" style:parent-style-name="Odstavecseseznamem" style:family="paragraph">
      <style:paragraph-properties fo:margin-left="0.25in">
        <style:tab-stops/>
      </style:paragraph-properties>
    </style:style>
    <style:style style:name="P22" style:parent-style-name="Odstavecseseznamem" style:family="paragraph">
      <style:paragraph-properties fo:margin-left="0.25in">
        <style:tab-stops/>
      </style:paragraph-properties>
    </style:style>
    <style:style style:name="P23" style:parent-style-name="Odstavecseseznamem" style:list-style-name="LFO1" style:family="paragraph"/>
    <style:style style:name="T24" style:parent-style-name="Standardnípísmoodstavce" style:family="text">
      <style:text-properties fo:font-weight="bold" style:font-weight-asian="bold" style:font-weight-complex="bold"/>
    </style:style>
    <style:style style:name="T25" style:parent-style-name="Standardnípísmoodstavce" style:family="text">
      <style:text-properties fo:font-weight="bold" style:font-weight-asian="bold" style:font-weight-complex="bold"/>
    </style:style>
    <style:style style:name="P26" style:parent-style-name="Odstavecseseznamem" style:family="paragraph">
      <style:paragraph-properties fo:margin-left="0.25in">
        <style:tab-stops/>
      </style:paragraph-properties>
    </style:style>
    <style:style style:name="P27" style:parent-style-name="Odstavecseseznamem" style:family="paragraph">
      <style:paragraph-properties fo:margin-left="0.25in">
        <style:tab-stops/>
      </style:paragraph-properties>
    </style:style>
    <style:style style:name="P28" style:parent-style-name="Odstavecseseznamem" style:family="paragraph">
      <style:paragraph-properties fo:margin-left="0.25in">
        <style:tab-stops/>
      </style:paragraph-properties>
    </style:style>
    <style:style style:name="P29" style:parent-style-name="Odstavecseseznamem" style:list-style-name="LFO1" style:family="paragraph"/>
    <style:style style:name="T30" style:parent-style-name="Standardnípísmoodstavce" style:family="text">
      <style:text-properties fo:font-weight="bold" style:font-weight-asian="bold" style:font-weight-complex="bold"/>
    </style:style>
    <style:style style:name="T31" style:parent-style-name="Standardnípísmoodstavce" style:family="text">
      <style:text-properties fo:font-weight="bold" style:font-weight-asian="bold" style:font-weight-complex="bold"/>
    </style:style>
    <style:style style:name="P32" style:parent-style-name="Odstavecseseznamem" style:family="paragraph">
      <style:paragraph-properties fo:margin-left="0.25in">
        <style:tab-stops/>
      </style:paragraph-properties>
    </style:style>
    <style:style style:name="P33" style:parent-style-name="Odstavecseseznamem" style:family="paragraph">
      <style:paragraph-properties fo:margin-left="0.25in">
        <style:tab-stops/>
      </style:paragraph-properties>
    </style:style>
    <style:style style:name="P34" style:parent-style-name="Odstavecseseznamem" style:list-style-name="LFO1" style:family="paragraph"/>
    <style:style style:name="T35" style:parent-style-name="Standardnípísmoodstavce" style:family="text">
      <style:text-properties fo:font-weight="bold" style:font-weight-asian="bold" style:font-weight-complex="bold"/>
    </style:style>
    <style:style style:name="T36" style:parent-style-name="Standardnípísmoodstavce" style:family="text">
      <style:text-properties fo:font-weight="bold" style:font-weight-asian="bold" style:font-weight-complex="bold"/>
    </style:style>
    <style:style style:name="P37" style:parent-style-name="Odstavecseseznamem" style:family="paragraph">
      <style:paragraph-properties fo:margin-left="0.25in">
        <style:tab-stops/>
      </style:paragraph-properties>
    </style:style>
    <style:style style:name="P38" style:parent-style-name="Odstavecseseznamem" style:family="paragraph">
      <style:paragraph-properties fo:margin-left="0.25in">
        <style:tab-stops/>
      </style:paragraph-properties>
    </style:style>
    <style:style style:name="P39" style:parent-style-name="Odstavecseseznamem" style:family="paragraph">
      <style:paragraph-properties fo:margin-left="0.25in">
        <style:tab-stops/>
      </style:paragraph-properties>
    </style:style>
    <style:style style:name="P40" style:parent-style-name="Odstavecseseznamem" style:family="paragraph">
      <style:paragraph-properties fo:margin-left="0.25in">
        <style:tab-stops/>
      </style:paragraph-properties>
    </style:style>
    <style:style style:name="P41" style:parent-style-name="Odstavecseseznamem" style:family="paragraph">
      <style:paragraph-properties fo:margin-left="0.25in">
        <style:tab-stops/>
      </style:paragraph-properties>
    </style:style>
    <style:style style:name="P42" style:parent-style-name="Odstavecseseznamem" style:family="paragraph">
      <style:paragraph-properties fo:margin-left="0.25in">
        <style:tab-stops/>
      </style:paragraph-properties>
    </style:style>
    <style:style style:name="P43" style:parent-style-name="Odstavecseseznamem" style:list-style-name="LFO1" style:family="paragraph"/>
    <style:style style:name="T44" style:parent-style-name="Standardnípísmoodstavce" style:family="text">
      <style:text-properties fo:font-weight="bold" style:font-weight-asian="bold" style:font-weight-complex="bold"/>
    </style:style>
    <style:style style:name="T45" style:parent-style-name="Standardnípísmoodstavce" style:family="text">
      <style:text-properties fo:font-weight="bold" style:font-weight-asian="bold" style:font-weight-complex="bold"/>
    </style:style>
    <style:style style:name="P46" style:parent-style-name="Odstavecseseznamem" style:family="paragraph">
      <style:paragraph-properties fo:margin-left="0.25in">
        <style:tab-stops/>
      </style:paragraph-properties>
    </style:style>
    <style:style style:name="P47" style:parent-style-name="Odstavecseseznamem" style:family="paragraph">
      <style:paragraph-properties fo:margin-left="0.25in">
        <style:tab-stops/>
      </style:paragraph-properties>
    </style:style>
    <style:style style:name="P48" style:parent-style-name="Odstavecseseznamem" style:list-style-name="LFO1" style:family="paragraph"/>
    <style:style style:name="T49" style:parent-style-name="Standardnípísmoodstavce" style:family="text">
      <style:text-properties fo:font-weight="bold" style:font-weight-asian="bold" style:font-weight-complex="bold"/>
    </style:style>
    <style:style style:name="T50" style:parent-style-name="Standardnípísmoodstavce" style:family="text">
      <style:text-properties fo:font-weight="bold" style:font-weight-asian="bold" style:font-weight-complex="bold"/>
    </style:style>
    <style:style style:name="P51" style:parent-style-name="Odstavecseseznamem" style:family="paragraph">
      <style:paragraph-properties fo:margin-left="0.25in">
        <style:tab-stops/>
      </style:paragraph-properties>
    </style:style>
    <style:style style:name="P52" style:parent-style-name="Odstavecseseznamem" style:family="paragraph">
      <style:paragraph-properties fo:margin-left="0.25in">
        <style:tab-stops/>
      </style:paragraph-properties>
    </style:style>
    <style:style style:name="P53" style:parent-style-name="Odstavecseseznamem" style:family="paragraph">
      <style:paragraph-properties fo:margin-left="0.25in">
        <style:tab-stops/>
      </style:paragraph-properties>
    </style:style>
    <style:style style:name="P54" style:parent-style-name="Odstavecseseznamem" style:family="paragraph">
      <style:paragraph-properties fo:margin-left="0.25in">
        <style:tab-stops/>
      </style:paragraph-properties>
    </style:style>
    <style:style style:name="P55" style:parent-style-name="Odstavecseseznamem" style:family="paragraph">
      <style:paragraph-properties fo:margin-left="0.25in">
        <style:tab-stops/>
      </style:paragraph-properties>
    </style:style>
    <style:style style:name="P56" style:parent-style-name="Odstavecseseznamem" style:family="paragraph">
      <style:paragraph-properties fo:margin-left="0.25in">
        <style:tab-stops/>
      </style:paragraph-properties>
    </style:style>
    <style:style style:name="P57" style:parent-style-name="Odstavecseseznamem" style:family="paragraph">
      <style:paragraph-properties fo:margin-left="0.25in">
        <style:tab-stops/>
      </style:paragraph-properties>
    </style:style>
    <style:style style:name="P58" style:parent-style-name="Odstavecseseznamem" style:family="paragraph">
      <style:paragraph-properties fo:margin-left="0.25in">
        <style:tab-stops/>
      </style:paragraph-properties>
    </style:style>
    <style:style style:name="P59" style:parent-style-name="Odstavecseseznamem" style:list-style-name="LFO1" style:family="paragraph"/>
    <style:style style:name="T60" style:parent-style-name="Standardnípísmoodstavce" style:family="text">
      <style:text-properties fo:font-weight="bold" style:font-weight-asian="bold" style:font-weight-complex="bold"/>
    </style:style>
    <style:style style:name="T61" style:parent-style-name="Standardnípísmoodstavce" style:family="text">
      <style:text-properties fo:font-weight="bold" style:font-weight-asian="bold" style:font-weight-complex="bold"/>
    </style:style>
  </office:automatic-styles>
  <office:body>
    <office:text text:use-soft-page-breaks="true">
      <text:p text:style-name="P1">Zkoušky z profesních kvalifikací</text:p>
      <text:p text:style-name="P2"/>
      <text:list text:style-name="LFO1" text:continue-numbering="true">
        <text:list-item>
          <text:p text:style-name="P3"><text:span text:style-name="T4">Kde, kdy a za jakých podmínek<text:s/></text:span><text:span text:style-name="T5">je možné<text:s/></text:span><text:span text:style-name="T6">vykonat zkoušku vedoucí k získání dokladu o profesní kvalifikaci?</text:span><text:span text:style-name="T7"><text:line-break/></text:span></text:p>
        </text:list-item>
      </text:list>
      <text:p text:style-name="P8">Podstatou zkoušky před tzv. autorizovanou osobou je ověření, zda si zájemce osvojil danou odbornost (kvalifikaci) vymezenou kvalifikačním standardem příslušné profesní kvalifikace. Ověření probíhá formou zkoušky podle hodnoticího standardu této profesní kvalifikace. O zkoušku může požádat každá fyzická osoba starší 18 let.<text:s/>¨</text:p>
      <text:p text:style-name="P9"/>
      <text:p text:style-name="P10">Podmínkou pro konání zkoušky je podání přihlášky ke zkoušce<text:s/>a úhrada stanoveného poplatku za zkoušku. Žadatel zašle přihlášku ke zkoušce kterékoliv autorizované osobě, která je uvedena v Národní soustavě kvalifikací (<text:a xlink:href="http://www.narodni-kvalifikace.cz/" office:target-frame-name="_top" xlink:show="replace"><text:span text:style-name="Hypertextovýodkaz">www.narodni-kvalifikace.cz</text:span></text:a>) s autorizací pro danou dílčí kvalifikaci. Autorizovaná osoba zašle žadateli do 21 dnů ode dne doručení přihlášky pozvánku ke složení zkoušky. Zkouška se tedy může konat nejdříve za 21 dnů, které uplynou ode dne odeslání pozvánky ke zkoušce (žadatel však může požádat o dřívější termín). Pokud žadateli nevyhovuje termín navržený autorizovanou osobou, stanoví autorizovaná osoba po dohodě termín nový, nejpozději však do 6 týdnů od doručení pozvánky.</text:p>
      <text:p text:style-name="P11"/>
      <text:p text:style-name="P12">Poplatek za provedení zkoušky musí být autorizované osobě uhrazen nejpozději 7 dnů před dnem konání zkoušky, pokud se ovšem uchazeč s autorizovanou osobou nedohodnou jinak. Bude-li zkouška probíhat před zkušební komisí, uchazeč uhradí  poplatek předsedovi zkušební komise.</text:p>
      <text:p text:style-name="P13"/>
      <text:p text:style-name="P14">Nemůže-li se uchazeč ve stanoveném termínu zkoušky zúčastnit ze zdravotních nebo jiných vážných důvodů, může nejpozději 2 dny před stanoveným termínem zkoušky písemně požádat s uvedením důvodu autorizovanou osobu o stanovení jiného termínu. Zkouška musí proběhnout nejpozději do 6 týdnů od doručení pozvánky. Avšak i v případě, že se uchazeč omluví v termínu kratším než 2 dny před konáním zkoušky, může autorizovaná osoba jeho omluvu akceptovat a stanovit po dohodě termín náhradní.</text:p>
      <text:p text:style-name="P15"/>
      <text:p text:style-name="P16">Jestliže se uchazeč ve stanoveném termínu ke zkoušce nedostaví bez omluvy, posuzuje se, jako by u zkoušky neuspěl a již zaplacený poplatek se mu nevrací.</text:p>
      <text:p text:style-name="P17"/>
      <text:list text:style-name="LFO1" text:continue-numbering="true">
        <text:list-item>
          <text:p text:style-name="P18">Jakou váhu má doklad získaný úspěšnou zkouškou před autorizovanou osobou?</text:p>
        </text:list-item>
      </text:list>
      <text:p text:style-name="P19"/>
      <text:p text:style-name="P20">Dokladem, který potvrzuje úspěšné vykonání zkoušky, je osvědčení o získání profesní kvalifikace. Toto osvědčení je veřejnou listinou podobně jako jí jsou např. vysvědčení, výuční listy nebo diplomy o absolutoriu, ale také občanský či řidičský průkaz nebo rodný list. Jako takové má celostátní platnost a bez dalšího osvědčuje skutečnosti v něm uvedené při každém občanskoprávním i pracovněprávním vztahu, tedy i při prokazování dosažené kvalifikace zaměstnavateli.</text:p>
      <text:p text:style-name="P21"/>
      <text:p text:style-name="P22">Za určitých podmínek dokonce může nahrazovat předchozí vzdělání a umožnit vykonání závěrečné výuční nebo maturitní zkoušky.</text:p>
      <text:soft-page-break/>
      <text:list text:style-name="LFO1" text:continue-numbering="true">
        <text:list-item>
          <text:p text:style-name="P23"><text:span text:style-name="T24">Je osvědčení o profesní kvalifikaci uznáváno i v zahraničí?</text:span><text:span text:style-name="T25"><text:line-break/></text:span>Pokud jde o uznávání odborných kvalifikací (tj. profesní uznávání pro výkon regulované činnosti v zahraničí) jsou posuzovány znalosti a schopnosti konkrétní osoby, přičemž tyto znalosti a schopnosti mohou být doloženy dokladem o formální kvalifikaci (vzdělání a přípravě), dokladem o faktickém výkonu dané činnosti nebo jiným dokladem.</text:p>
        </text:list-item>
      </text:list>
      <text:p text:style-name="P26"/>
      <text:p text:style-name="P27">Pokud jde o uznání kvalifikace pro výkon neregulovaného povolání, nemá osvědčení o získání profesní kvalifikace specifický režim, je tedy na posouzení konkrétního zaměstnavatele, zda doklad uzná.<text:s/>V současné době je vytvářen Evropský rámec kvalifikací (European Qualification Framework – EQF), který mobilitu v rámci EU usnadní, neboť stanoví převodník mezi kvalifikačními soustavami členských států EU. NSK je vytvářena s ohledem na EQF a profesní kvalifikace jsou již k úrovním EQF přiřazovány.</text:p>
      <text:p text:style-name="P28"/>
      <text:list text:style-name="LFO1" text:continue-numbering="true">
        <text:list-item>
          <text:p text:style-name="P29"><text:span text:style-name="T30">Jak zjistím, co musím ke zkoušce umět?</text:span><text:span text:style-name="T31"><text:line-break/></text:span></text:p>
        </text:list-item>
      </text:list>
      <text:p text:style-name="P32">Zkouškou uchazeč prokáže, že ovládá všechny znalosti a dovednosti potřebné pro výkon profesní kvalifikace v plném rozsahu. Konkrétní popis všeho, co musí uchazeč u zkoušky umět, je zveřejněn v hodnoticím standardu příslušné profesní kvalifikace, který je dostupný na webové adrese <text:a xlink:href="http://www.narodni-kvalifikace.cz/" office:target-frame-name="_top" xlink:show="replace"><text:span text:style-name="Hypertextovýodkaz">www.narodni-kvalifikace.cz</text:span></text:a>. Navíc je ve standardu uveden i způsob, jakým se budou dílčí znalosti a dovednosti prověřovat (prakticky, ústně nebo písemně), v jakých podmínkách bude zkouška probíhat, zda půjde o zkoušku před jednou autorizovanou osobou nebo před zkušební komisí, jak bude zkouška dlouhá, jaká bude výše úhrady za zkoušku a seznam autorizovaných osob. Uchazeč tedy z hodnoticího standardu získá ucelenou představu nejenom o požadovaném okruhu znalosti a dovedností, ale i o všech podmínkách a okolnostech, za nichž bude zkouška probíhat.</text:p>
      <text:p text:style-name="P33"/>
      <text:list text:style-name="LFO1" text:continue-numbering="true">
        <text:list-item>
          <text:p text:style-name="P34"><text:span text:style-name="T35"><text:s/>Jak probíhá zkouška vedoucí k získání dokladu o dílčí kvalifikaci?</text:span><text:span text:style-name="T36"><text:line-break/></text:span></text:p>
        </text:list-item>
      </text:list>
      <text:p text:style-name="P37">Zkouška probíhá před<text:s/>tzv.<text:s/>autorizovanou<text:s/>osobou,<text:s/>případně před dvou až tříčlennou zkušební komisí. Před zahájením zkoušky je uchazeč povinen prokázat svou totožnost průkazem totožnosti, dosažení alespoň základů vzdělání.<text:s/>Pokud uchazeč průkaz nebo potvrzení nepředloží, nebude ke zkoušce připuštěn. Zkouška je veřejná.<text:s/></text:p>
      <text:p text:style-name="P38"/>
      <text:p text:style-name="P39">Zkoušející je povinen dbát na to, aby zkouška probíhala podle příslušného hodnoticího standardu, aby hodnocení bylo objektivní a odpovídalo nárokům stanoveným hodnoticím standardem.<text:s/>Konkrétní podmínky a okolnosti, za nichž se bude zkouška konat, např. doba přípravy na zkoušku, celkový čas zkoušky, forma zkoušky nebo jejích částí jsou uvedeny v hodnoticím standardu příslušné profesní kvalifikace.</text:p>
      <text:p text:style-name="P40"/>
      <text:p text:style-name="P41">Lze říci, že v průběhu zkoušky musí uchazeč prokázat všechny znalosti a dovednosti, které jsou nezbytné pro výkon dané dílčí kvalifikace. Zkouška je zejména praktická, může být také ústní, písemná nebo kombinovaná.<text:s/>Uchazeč u zkoušky uspěje, jestliže splní požadavky stanovené hodnoticím standardem. Zkoušející oznámí výsledek zkoušky písemným sdělením předaným nebo zaslaným uchazeči do 5 dnů ode dne konání zkoušky.<text:s/></text:p>
      <text:p text:style-name="P42"/>
      <text:list text:style-name="LFO1" text:continue-numbering="true">
        <text:list-item>
          <text:p text:style-name="P43"><text:span text:style-name="T44">Jak je zaručena objektivnost zkoušky, lze se odvolat proti výsledku?</text:span><text:span text:style-name="T45"><text:line-break/></text:span></text:p>
        </text:list-item>
      </text:list>
      <text:soft-page-break/>
      <text:p text:style-name="P46">Objektivnost a spravedlivý průběh zkoušky stojí: 1. na osobě zkoušejícího (příp. zkoušejících), který musí pro získání autorizace prokázat, že splňuje vzdělanostní, odborné i pedagogické předpoklady pro výkon této činnosti. 2. na pravidlech hry, tj. na tom, že se zkouší podle hodnoticího standardu dané profesní kvalifikace a že každý uchazeč musí prokázat zvládnutí všech standardem stanovených úkonů (kompetencí).</text:p>
      <text:p text:style-name="P47"/>
      <text:list text:style-name="LFO1" text:continue-numbering="true">
        <text:list-item>
          <text:p text:style-name="P48"><text:span text:style-name="T49">Jaká je a jak se stanovuje cena zkoušky, lze získat slevu?</text:span><text:span text:style-name="T50"><text:line-break/></text:span></text:p>
        </text:list-item>
      </text:list>
      <text:p text:style-name="P51">Výše úhrady za zkoušku vychází z kvalifikovaného odhadu nákladů na zkoušku. Tento kvalifikovaný odhad v sobě zahrnuje následující položky:<text:s/></text:p>
      <text:p text:style-name="P52"/>
      <text:p text:style-name="P53">Mzdové náklady autorizovaných osob, pro které jsou rozhodující následující časy:<text:line-break/>- Čas na administrativní přípravu zkoušky<text:line-break/>- Doba zkoušky zahrnující kromě čisté doby zkoušení (vychází se ze středu rozmezí) i časy na přípravu uchazeče, na přestávky a na seznámení uchazeče s pracovištěm a s požadavky BOZP a PO<text:line-break/>- Čas na vyhodnocení zkoušky a na administrativní uzavření zkoušky.</text:p>
      <text:p text:style-name="P54"/>
      <text:p text:style-name="P55">Spotřeba surovin<text:line-break/>- Poplatek za použití technických zařízení (nejedná se o odpisy)<text:line-break/>- Režie</text:p>
      <text:p text:style-name="P56"/>
      <text:p text:style-name="P57">Tyto položky je třeba kvalifikovaně odhadnout a z nich po určení mzdových tarifů a režie vypočítat náklady na zkoušku, které tak opět budou kvalifikovaným odhadem. Výše úhrady za provedení zkoušky uvedená v hodnoticím standardu se stanoví jako rozpětí, jehož dolní hranice je zpravidla 50 % (po dohodě s autorizujícím orgánem může být nižší) kvalifikovaného odhadu nákladů (zaokrouhleno na stovky dolů), horní hranice je zpravidla 130 % kvalifikovaného odhadu nákladů (zaokrouhleno na stovky nahoru). Rozpětí v sobě nezahrnuje DPH. Konkrétní výše úhrady je pak v pravomoci jednotlivých autorizovaných osob.<text:s/>Náklady na vykonání zkoušky profesní kvalifikace je v příslušném zdaňovacím období možné odečíst od základu daně. Konkrétní podmínky jsou uvedeny v zákoně o daních z příjmu.</text:p>
      <text:p text:style-name="P58"/>
      <text:list text:style-name="LFO1" text:continue-numbering="true">
        <text:list-item>
          <text:p text:style-name="P59"><text:span text:style-name="T60">Kdo se může přihlásit ke zkoušce?</text:span><text:span text:style-name="T61"><text:line-break/></text:span>Ke zkoušce se může přihlásit každý člověk starší 18 let, který<text:s/>splňuje požadavky na příslušnou profesní kvalifikaci.<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Nadpis2" style:display-name="Nadpis 2" style:family="paragraph" style:parent-style-name="Normální" style:next-style-name="Normální"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Nadpis3" style:display-name="Nadpis 3" style:family="paragraph" style:parent-style-name="Normální" style:next-style-name="Normální"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Nadpis4" style:display-name="Nadpis 4" style:family="paragraph" style:parent-style-name="Normální" style:next-style-name="Normální"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Nadpis5" style:display-name="Nadpis 5" style:family="paragraph" style:parent-style-name="Normální" style:next-style-name="Normální"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Nadpis6" style:display-name="Nadpis 6" style:family="paragraph" style:parent-style-name="Normální" style:next-style-name="Normální"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Nadpis7" style:display-name="Nadpis 7" style:family="paragraph" style:parent-style-name="Normální" style:next-style-name="Normální"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Nadpis8" style:display-name="Nadpis 8" style:family="paragraph" style:parent-style-name="Normální" style:next-style-name="Normální"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Nadpis9" style:display-name="Nadpis 9" style:family="paragraph" style:parent-style-name="Normální" style:next-style-name="Normální" style:default-outline-level="9">
      <style:paragraph-properties fo:keep-with-next="always" fo:keep-together="always" fo:margin-bottom="0in"/>
      <style:text-properties style:font-name-asian="Times New Roman" style:font-name-complex="Times New Roman" fo:color="#272727"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Aptos Display" style:font-name-asian="Times New Roman" style:font-name-complex="Times New Roman" fo:color="#0F4761" fo:font-size="20pt" style:font-size-asian="20pt" style:font-size-complex="20pt"/>
    </style:style>
    <style:style style:name="Nadpis2Char" style:display-name="Nadpis 2 Char" style:family="text" style:parent-style-name="Standardnípísmoodstavce">
      <style:text-properties style:font-name="Aptos Display" style:font-name-asian="Times New Roman" style:font-name-complex="Times New Roman" fo:color="#0F4761" fo:font-size="16pt" style:font-size-asian="16pt" style:font-size-complex="16pt"/>
    </style:style>
    <style:style style:name="Nadpis3Char" style:display-name="Nadpis 3 Char" style:family="text" style:parent-style-name="Standardnípísmoodstavce">
      <style:text-properties style:font-name-asian="Times New Roman" style:font-name-complex="Times New Roman" fo:color="#0F4761" fo:font-size="14pt" style:font-size-asian="14pt" style:font-size-complex="14pt"/>
    </style:style>
    <style:style style:name="Nadpis4Char" style:display-name="Nadpis 4 Char" style:family="text" style:parent-style-name="Standardnípísmoodstavce">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Standardnípísmoodstavce">
      <style:text-properties style:font-name-asian="Times New Roman" style:font-name-complex="Times New Roman" fo:color="#0F4761"/>
    </style:style>
    <style:style style:name="Nadpis6Char" style:display-name="Nadpis 6 Char" style:family="text" style:parent-style-name="Standardnípísmoodstavce">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Standardnípísmoodstavce">
      <style:text-properties style:font-name-asian="Times New Roman" style:font-name-complex="Times New Roman" fo:color="#595959"/>
    </style:style>
    <style:style style:name="Nadpis8Char" style:display-name="Nadpis 8 Char" style:family="text" style:parent-style-name="Standardnípísmoodstavce">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Standardnípísmoodstavce">
      <style:text-properties style:font-name-asian="Times New Roman" style:font-name-complex="Times New Roman" fo:color="#272727"/>
    </style:style>
    <style:style style:name="Název" style:display-name="Název" style:family="paragraph" style:parent-style-name="Normální" style:next-style-name="Normální">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NázevChar" style:display-name="Název Char" style:family="text" style:parent-style-name="Standardnípísmoodstavce">
      <style:text-properties style:font-name="Aptos Display" style:font-name-asian="Times New Roman" style:font-name-complex="Times New Roman" fo:letter-spacing="-0.0069in" style:letter-kerning="true" fo:font-size="28pt" style:font-size-asian="28pt" style:font-size-complex="28pt"/>
    </style:style>
    <style:style style:name="Podnadpis" style:display-name="Podnadpis" style:family="paragraph" style:parent-style-name="Normální" style:next-style-name="Normální">
      <style:text-properties style:font-name-asian="Times New Roman" style:font-name-complex="Times New Roman" fo:color="#595959" fo:letter-spacing="0.0104in" fo:font-size="14pt" style:font-size-asian="14pt" style:font-size-complex="14pt" fo:hyphenate="false"/>
    </style:style>
    <style:style style:name="PodnadpisChar" style:display-name="Podnadpis Char" style:family="text" style:parent-style-name="Standardnípísmoodstavce">
      <style:text-properties style:font-name-asian="Times New Roman" style:font-name-complex="Times New Roman" fo:color="#595959" fo:letter-spacing="0.0104in" fo:font-size="14pt" style:font-size-asian="14pt" style:font-size-complex="14pt"/>
    </style:style>
    <style:style style:name="Citát" style:display-name="Citát" style:family="paragraph" style:parent-style-name="Normální" style:next-style-name="Normální">
      <style:paragraph-properties fo:text-align="center" fo:margin-top="0.1111in"/>
      <style:text-properties fo:font-style="italic" style:font-style-asian="italic" style:font-style-complex="italic" fo:color="#404040" fo:hyphenate="false"/>
    </style:style>
    <style:style style:name="CitátChar" style:display-name="Citát Char" style:family="text" style:parent-style-name="Standardnípísmoodstavce">
      <style:text-properties fo:font-style="italic" style:font-style-asian="italic" style:font-style-complex="italic" fo:color="#404040"/>
    </style:style>
    <style:style style:name="Odstavecseseznamem" style:display-name="Odstavec se seznamem" style:family="paragraph" style:parent-style-name="Normální">
      <style:paragraph-properties style:contextual-spacing="true" fo:margin-left="0.5in">
        <style:tab-stops/>
      </style:paragraph-properties>
      <style:text-properties fo:hyphenate="false"/>
    </style:style>
    <style:style style:name="Zdůrazněníintenzivní" style:display-name="Zdůraznění – intenzivní" style:family="text" style:parent-style-name="Standardnípísmoodstavce">
      <style:text-properties fo:font-style="italic" style:font-style-asian="italic" style:font-style-complex="italic" fo:color="#0F4761"/>
    </style:style>
    <style:style style:name="Výraznýcitát" style:display-name="Výrazný citát" style:family="paragraph" style:parent-style-name="Normální" style:next-style-name="Normální">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VýraznýcitátChar" style:display-name="Výrazný citát Char" style:family="text" style:parent-style-name="Standardnípísmoodstavce">
      <style:text-properties fo:font-style="italic" style:font-style-asian="italic" style:font-style-complex="italic" fo:color="#0F4761"/>
    </style:style>
    <style:style style:name="Odkazintenzivní" style:display-name="Odkaz – intenzivní" style:family="text" style:parent-style-name="Standardnípísmoodstavce">
      <style:text-properties fo:font-weight="bold" style:font-weight-asian="bold" style:font-weight-complex="bold" fo:font-variant="small-caps" fo:color="#0F4761" fo:letter-spacing="0.0034in"/>
    </style:style>
    <style:style style:name="Hypertextovýodkaz" style:display-name="Hypertextový odkaz" style:family="text" style:parent-style-name="Standardnípísmoodstavce">
      <style:text-properties fo:color="#467886" style:text-underline-type="single" style:text-underline-style="solid" style:text-underline-width="auto" style:text-underline-mode="continuous"/>
    </style:style>
    <style:style style:name="Nevyřešenázmínka" style:display-name="Nevyřešená zmínka" style:family="text" style:parent-style-name="Standardnípísmoodstavc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aděžda Špatenková</meta:initial-creator>
    <dc:creator>Naděžda Špatenková</dc:creator>
    <meta:creation-date>2025-08-09T20:12:00Z</meta:creation-date>
    <dc:date>2025-08-09T20:15:00Z</dc:date>
    <meta:template xlink:href="Normal" xlink:type="simple"/>
    <meta:editing-cycles>3</meta:editing-cycles>
    <meta:editing-duration>PT240S</meta:editing-duration>
    <meta:document-statistic meta:page-count="3" meta:paragraph-count="15" meta:word-count="1146" meta:character-count="7895" meta:row-count="56" meta:non-whitespace-character-count="6764"/>
  </office:meta>
</office:document-meta>
</file>